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top" draw:auto-grow-height="false"/>
    </style:style>
    <style:style style:name="gr2" style:family="graphic" style:parent-style-name="standard">
      <style:graphic-properties draw:fill-color="#00ff00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03cm" draw:marker-start-width="0.813cm" draw:marker-end="Arrow" draw:marker-end-width="1.117cm" draw:fill="none" draw:textarea-vertical-align="middle" fo:padding-top="0.101cm" fo:padding-bottom="0.101cm" fo:padding-left="0.101cm" fo:padding-right="0.101cm"/>
    </style:style>
    <style:style style:name="P1" style:family="paragraph">
      <style:paragraph-properties fo:text-align="center"/>
      <style:text-properties fo:font-size="64pt"/>
    </style:style>
    <style:style style:name="P2" style:family="paragraph">
      <style:paragraph-properties fo:text-align="center"/>
      <style:text-properties style:font-name="Verdana" fo:font-size="64pt" style:font-size-asian="64pt" style:font-size-complex="64pt"/>
    </style:style>
    <style:style style:name="P3" style:family="paragraph">
      <style:paragraph-properties fo:text-align="center"/>
      <style:text-properties fo:font-size="44pt"/>
    </style:style>
    <style:style style:name="P4" style:family="paragraph">
      <style:paragraph-properties fo:text-align="center"/>
      <style:text-properties fo:font-size="44pt" style:font-size-asian="11pt" style:font-size-complex="11pt"/>
    </style:style>
    <style:style style:name="P5" style:family="paragraph">
      <style:paragraph-properties fo:text-align="center"/>
      <style:text-properties fo:font-size="48pt"/>
    </style:style>
    <style:style style:name="P6" style:family="paragraph">
      <style:paragraph-properties fo:text-align="center"/>
      <style:text-properties style:font-name="Verdana" fo:font-size="48pt" style:font-size-asian="48pt" style:font-size-complex="48pt"/>
    </style:style>
    <style:style style:name="P7" style:family="paragraph">
      <style:paragraph-properties fo:text-align="center"/>
      <style:text-properties style:font-name="Verdana" fo:font-size="44pt" style:font-size-asian="11pt" style:font-size-complex="11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center"/>
      <style:text-properties style:font-name="Verdana" fo:font-size="32pt" style:font-size-asian="32pt" style:font-size-complex="32pt"/>
    </style:style>
    <style:style style:name="T1" style:family="text">
      <style:text-properties style:font-name="Verdana" fo:font-size="64pt" style:font-size-asian="64pt" style:font-size-complex="64pt"/>
    </style:style>
    <style:style style:name="T2" style:family="text">
      <style:text-properties style:font-name="Verdana" fo:font-size="48pt" style:font-size-asian="48pt" style:font-size-complex="48pt"/>
    </style:style>
    <style:style style:name="T3" style:family="text">
      <style:text-properties style:font-name="Verdana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Verdan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291cm" svg:height="27.902cm" svg:x="4.623cm" svg:y="4.94cm">
          <text:p text:style-name="P1"><text:span text:style-name="T1">database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7.291cm" svg:height="27.902cm" svg:x="34.811cm" svg:y="4.941cm">
          <text:p text:style-name="P1"><text:span text:style-name="T1">web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9.601cm" svg:height="7.695cm" svg:x="7.826cm" svg:y="9.818cm">
          <text:p text:style-name="P3"><text:span text:style-name="T2">database container</text:span></text:p>
          <text:p text:style-name="P3"><text:span text:style-name="T3">I'm frontdb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9.805cm" svg:height="7.924cm" svg:x="39.063cm" svg:y="9.876cm">
          <text:p text:style-name="P3"><text:span text:style-name="T2">web container</text:span></text:p>
          <text:p text:style-name="P3"><text:span text:style-name="T3">I want to talk to frontdb!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9.261cm" svg:height="6.66cm" svg:x="8.099cm" svg:y="22.542cm">
          <text:p text:style-name="P5"><text:span text:style-name="T2">wiring container</text:span></text:p>
          <text:p text:style-name="P5"><text:span text:style-name="T3">I actually talk to frontdb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9.261cm" svg:height="6.66cm" svg:x="39.336cm" svg:y="22.863cm">
          <text:p text:style-name="P3"><text:span text:style-name="T2">wiring container</text:span></text:p>
          <text:p text:style-name="P3"><text:span text:style-name="T3">I pretend I'm frontdb!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7.693cm" svg:y1="24.229cm" svg:x2="17.762cm" svg:y2="16.135cm">
          <text:p text:style-name="P8"><text:span text:style-name="T4">docker</text:span></text:p>
          <text:p text:style-name="P8"><text:span text:style-name="T4">link</text:span></text:p>
        </draw:line>
        <draw:line draw:style-name="gr4" draw:text-style-name="P9" draw:layer="layout" svg:x1="49.273cm" svg:y1="16.251cm" svg:x2="49.206cm" svg:y2="24.52cm">
          <text:p text:style-name="P8"><text:span text:style-name="T4">docker</text:span></text:p>
          <text:p text:style-name="P8"><text:span text:style-name="T4">link</text:span></text:p>
        </draw:line>
        <draw:custom-shape draw:style-name="gr3" draw:text-style-name="P6" draw:layer="layout" svg:width="15.982cm" svg:height="3.887cm" svg:x="25.388cm" svg:y="24.131cm">
          <text:p text:style-name="P5"><text:span text:style-name="T2">?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8.58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Petazzoni</meta:initial-creator>
    <meta:creation-date>2014-09-04T19:23:45.355217536</meta:creation-date>
    <dc:date>2014-09-04T19:26:07.779573021</dc:date>
    <dc:creator>Jérôme Petazzoni</dc:creator>
    <meta:editing-duration>P0D</meta:editing-duration>
    <meta:editing-cycles>1</meta:editing-cycles>
    <meta:document-statistic meta:object-count="9"/>
    <meta:generator>LibreOffice/4.1.5.3$Linux_X86_64 LibreOffice_project/410m0$Build-3</meta:generator>
  </office:meta>
</office:document-meta>
</file>